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03T15:17:18.82</meta:creation-date>
    <meta:document-statistic meta:table-count="0" meta:image-count="0" meta:object-count="0" meta:page-count="1" meta:paragraph-count="0" meta:word-count="0" meta:character-count="0"/>
    <dc:date>2009-11-03T16:11:28</dc:date>
    <meta:editing-duration>PT00H38M59S</meta:editing-duration>
    <meta:editing-cycles>1</meta:editing-cycles>
    <meta:generator>OpenOffice.org/3.2$Win32 OpenOffice.org_project/320m2$Build-9432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8f00b30075007f00d2007500450031009200e200bc00b5003f00f5000000ef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BgK7h9wQLRgglzOpAer55T7paw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9AjBVpWmQcVsAb+bzxD4U9BeB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TJd0HJhy7xCsX7UKYG2sUvQswt8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SjSwDHa6wnBcXkUR6h/+bePl0UI=</DigestValue>
      </Reference>
      <Reference URI="#ID_00660023005a00990004007100470078008600a200dc00db003c0026009e0030">
        <DigestMethod Algorithm="http://www.w3.org/2000/09/xmldsig#sha1"/>
        <DigestValue>ZmS4qR17969i+uiSPF93ZX6+mX8=</DigestValue>
      </Reference>
    </SignedInfo>
    <SignatureValue>zGTAnVAEz2sO+HkVPNTFA90Wye3WNszFyYvSTw3FMtre4PsLa5+4RR8xzpjIG7HL
Y0Mfs/wh9YuwgH/A967dqHRPbRlVkqp+uRaKrqYVFWKjyTszMpkjTSSrg6iHqQW2
hlzJ/a0ZrjCG6JDWWGT3c0DXr8hLdEDiNM0dM7qrljE=</SignatureValue>
    <KeyInfo>
      <X509Data>
        <X509IssuerSerial>
          <X509IssuerName>CN=Test CA 2009.2-intermediate 1, OU=Development, O=OpenOffice.org, ST=Hamburg, C=DE</X509IssuerName>
          <X509SerialNumber>4100</X509SerialNumber>
        </X509IssuerSerial>
        <X509Certificate>MIIDATCCAmqgAwIBAgICEAQwDQYJKoZIhvcNAQEFBQAwdjELMAkGA1UEBhMCREUx
EDAOBgNVBAgTB0hhbWJ1cmcxFzAVBgNVBAoTDk9wZW5PZmZpY2Uub3JnMRQwEgYD
VQQLEwtEZXZlbG9wbWVudDEmMCQGA1UEAxMdVGVzdCBDQSAyMDA5LjItaW50ZXJt
ZWRpYXRlIDEwHhcNMDkxMTA0MTQxOTUxWhcNMzQxMDI5MTQxOTUxWjBuMQswCQYD
VQQGEwJERTEQMA4GA1UECBMHSGFtYnVyZzEXMBUGA1UEChMOT3Blbk9mZmljZS5v
cmcxFDASBgNVBAsTC0RldmVsb3BtZW50MR4wHAYDVQQDExV1c2VyIDIgaW50ZXJt
ZWRpYXRlIDEwgZ8wDQYJKoZIhvcNAQEBBQADgY0AMIGJAoGBAOhwho5apZHQMpkm
x0gIpMXXAOpJnTUqrpEMlZbsBXOoWnFpduz2YJ5Crv3T7RAEP5wlsMDpuHPPT3lV
x8dqPWzz/SyGq8mtn8FCb5e3azAeXjOBCpF8G4t+2gp9P5LHFXouo5NwoCvGg78p
ZRAarwK9qosFFn12vgW5eX7tTNhRAgMBAAGjgaUwgaIwUwYDVR0fBEwwSjBIoEag
RIZCaHR0cDovL2xvY2FsaG9zdDo4OTAyL2RlbW9DQS9jcmwvVGVzdF9DQV8yMDA5
LjJfaW50ZXJtZWRpYXRlXzEuY3JsMAsGA1UdDwQEAwIF4DAdBgNVHQ4EFgQUY4RI
OUW7RMqXX6bB9zbxKuKXk8QwHwYDVR0jBBgwFoAUA0XggMPgjXMXd+4msKSAzneZ
iFUwDQYJKoZIhvcNAQEFBQADgYEAOytDBmSpAjuWzFcmZLG9qkZuqIcpoky+r5WY
lb+f7YHVnveBDfvcI+yDxRBah1jAghZ/GuFgsZDWcNIKGuQtwaNif7Ag7thw28Uj
Q6/NmSJKUnRauNUzn51IQWqyZLviNtmyGLKTW5SwGJdK/AnPwuIYLbmX+oOzrQ7R
tWNoysQ=</X509Certificate>
      </X509Data>
    </KeyInfo>
    <Object>
      <SignatureProperties>
        <SignatureProperty Id="ID_00660023005a00990004007100470078008600a200dc00db003c0026009e0030" Target="#ID_008f00b30075007f00d2007500450031009200e200bc00b5003f00f5000000ef">
          <dc:date xmlns:dc="http://purl.org/dc/elements/1.1/">2009-11-04T15:44:49,64</dc:date>
        </SignatureProperty>
      </SignatureProperties>
    </Object>
  </Signature>
</document-signatures>
</file>